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ListParagraph" style:list-style-name="WWNum1" style:family="paragraph"/>
    <style:style style:name="P3" style:parent-style-name="ListParagraph" style:list-style-name="WWNum1" style:family="paragraph"/>
    <style:style style:name="P4" style:parent-style-name="ListParagraph" style:list-style-name="WWNum1" style:family="paragraph"/>
    <style:style style:name="P5" style:parent-style-name="ListParagraph" style:list-style-name="WWNum1" style:family="paragraph"/>
    <style:style style:name="P6" style:parent-style-name="ListParagraph" style:family="paragraph">
      <style:paragraph-properties fo:margin-left="0.75in">
        <style:tab-stops/>
      </style:paragraph-properties>
    </style:style>
    <style:style style:name="P7" style:parent-style-name="ListParagraph" style:list-style-name="WWNum1" style:family="paragraph"/>
    <style:style style:name="P8" style:parent-style-name="ListParagraph" style:list-style-name="WWNum2" style:family="paragraph"/>
    <style:style style:name="P9" style:parent-style-name="ListParagraph" style:list-style-name="WWNum2" style:family="paragraph"/>
    <style:style style:name="P10" style:parent-style-name="ListParagraph" style:list-style-name="WWNum2" style:family="paragraph"/>
    <style:style style:name="P11" style:parent-style-name="ListParagraph" style:list-style-name="WWNum2" style:family="paragraph"/>
    <style:style style:name="P12" style:parent-style-name="ListParagraph" style:list-style-name="WWNum2" style:family="paragraph"/>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font-name="Wingdings" style:font-name-asian="Wingdings" style:font-name-complex="Wingdings"/>
    </style:style>
    <style:style style:name="T16" style:parent-style-name="DefaultParagraphFont" style:family="text">
      <style:text-properties style:font-name="Wingdings" style:font-name-asian="Wingdings" style:font-name-complex="Wingdings"/>
    </style:style>
    <style:style style:name="T17" style:parent-style-name="DefaultParagraphFont" style:family="text">
      <style:text-properties style:font-name="Wingdings" style:font-name-asian="Wingdings" style:font-name-complex="Wingdings"/>
    </style:style>
    <style:style style:name="T18" style:parent-style-name="DefaultParagraphFont" style:family="text">
      <style:text-properties style:font-name="Wingdings" style:font-name-asian="Wingdings" style:font-name-complex="Wingdings"/>
    </style:style>
    <style:style style:name="T19" style:parent-style-name="DefaultParagraphFont" style:family="text">
      <style:text-properties style:font-name="Wingdings" style:font-name-asian="Wingdings" style:font-name-complex="Wingdings"/>
    </style:style>
    <style:style style:name="T20" style:parent-style-name="DefaultParagraphFont" style:family="text">
      <style:text-properties style:font-name="Wingdings" style:font-name-asian="Wingdings" style:font-name-complex="Wingdings"/>
    </style:style>
    <style:style style:name="T21" style:parent-style-name="DefaultParagraphFont" style:family="text">
      <style:text-properties style:font-name="Wingdings" style:font-name-asian="Wingdings" style:font-name-complex="Wingdings"/>
    </style:style>
    <style:style style:name="T22" style:parent-style-name="DefaultParagraphFont" style:family="text">
      <style:text-properties style:font-name="Wingdings" style:font-name-asian="Wingdings" style:font-name-complex="Wingdings"/>
    </style:style>
    <style:style style:name="T23" style:parent-style-name="DefaultParagraphFont" style:family="text">
      <style:text-properties style:font-name="Wingdings" style:font-name-asian="Wingdings" style:font-name-complex="Wingdings"/>
    </style:style>
    <style:style style:name="T24" style:parent-style-name="DefaultParagraphFont" style:family="text">
      <style:text-properties style:font-name="Wingdings" style:font-name-asian="Wingdings" style:font-name-complex="Wingdings"/>
    </style:style>
    <style:style style:name="T25" style:parent-style-name="DefaultParagraphFont" style:family="text">
      <style:text-properties style:font-name="Wingdings" style:font-name-asian="Wingdings" style:font-name-complex="Wingdings"/>
    </style:style>
    <style:style style:name="T26" style:parent-style-name="DefaultParagraphFont" style:family="text">
      <style:text-properties style:font-name="Wingdings" style:font-name-asian="Wingdings" style:font-name-complex="Wingdings"/>
    </style:style>
    <style:style style:name="T27" style:parent-style-name="DefaultParagraphFont" style:family="text">
      <style:text-properties style:font-name="Wingdings" style:font-name-asian="Wingdings" style:font-name-complex="Wingdings"/>
    </style:style>
    <style:style style:name="T28" style:parent-style-name="DefaultParagraphFont" style:family="text">
      <style:text-properties style:font-name="Wingdings" style:font-name-asian="Wingdings" style:font-name-complex="Wingdings"/>
    </style:style>
    <style:style style:name="P29" style:parent-style-name="ListParagraph" style:list-style-name="WWNum3" style:family="paragraph"/>
    <style:style style:name="P30" style:parent-style-name="ListParagraph" style:list-style-name="WWNum3" style:family="paragraph"/>
    <style:style style:name="P31" style:parent-style-name="ListParagraph" style:list-style-name="WWNum3" style:family="paragraph"/>
    <style:style style:name="P32" style:parent-style-name="Standard" style:family="paragraph">
      <style:paragraph-properties fo:margin-left="0.5in">
        <style:tab-stops/>
      </style:paragraph-properties>
    </style:style>
    <style:style style:name="P33" style:parent-style-name="ListParagraph" style:list-style-name="WWNum4" style:family="paragraph"/>
    <style:style style:name="P34" style:parent-style-name="ListParagraph" style:list-style-name="WWNum4" style:family="paragraph"/>
    <style:style style:name="P35" style:parent-style-name="ListParagraph" style:list-style-name="WWNum4" style:family="paragraph"/>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style:font-name="Wingdings" style:font-name-asian="Wingdings" style:font-name-complex="Wingdings"/>
    </style:style>
    <style:style style:name="T39" style:parent-style-name="DefaultParagraphFont" style:family="text">
      <style:text-properties style:font-name="Wingdings" style:font-name-asian="Wingdings" style:font-name-complex="Wingdings"/>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style:font-name="Wingdings" style:font-name-asian="Wingdings" style:font-name-complex="Wingdings"/>
    </style:style>
    <style:style style:name="T42" style:parent-style-name="DefaultParagraphFont" style:family="text">
      <style:text-properties style:font-name="Wingdings" style:font-name-asian="Wingdings" style:font-name-complex="Wingdings"/>
    </style:style>
    <style:style style:name="T43" style:parent-style-name="DefaultParagraphFont" style:family="text">
      <style:text-properties style:font-name="Wingdings" style:font-name-asian="Wingdings" style:font-name-complex="Wingdings"/>
    </style:style>
    <style:style style:name="T44" style:parent-style-name="DefaultParagraphFont" style:family="text">
      <style:text-properties style:font-name="Wingdings" style:font-name-asian="Wingdings" style:font-name-complex="Wingdings"/>
    </style:style>
    <style:style style:name="T45" style:parent-style-name="DefaultParagraphFont" style:family="text">
      <style:text-properties style:font-name="Wingdings" style:font-name-asian="Wingdings" style:font-name-complex="Wingdings"/>
    </style:style>
    <style:style style:name="T46" style:parent-style-name="DefaultParagraphFont" style:family="text">
      <style:text-properties style:font-name="Wingdings" style:font-name-asian="Wingdings" style:font-name-complex="Wingdings"/>
    </style:style>
    <style:style style:name="T47" style:parent-style-name="DefaultParagraphFont" style:family="text">
      <style:text-properties style:font-name="Wingdings" style:font-name-asian="Wingdings" style:font-name-complex="Wingdings"/>
    </style:style>
    <style:style style:name="T48" style:parent-style-name="DefaultParagraphFont" style:family="text">
      <style:text-properties style:font-name="Wingdings" style:font-name-asian="Wingdings" style:font-name-complex="Wingdings"/>
    </style:style>
    <style:style style:name="P49" style:parent-style-name="Standard" style:family="paragraph">
      <style:paragraph-properties fo:margin-left="0.5in">
        <style:tab-stops/>
      </style:paragraph-properties>
    </style:style>
    <style:style style:name="P50" style:parent-style-name="Standard" style:family="paragraph">
      <style:paragraph-properties fo:margin-left="1in">
        <style:tab-stops/>
      </style:paragraph-properties>
    </style:style>
    <style:style style:name="P51" style:parent-style-name="Standard" style:family="paragraph">
      <style:paragraph-properties fo:margin-left="1in">
        <style:tab-stops/>
      </style:paragraph-properties>
    </style:style>
    <style:style style:name="P52" style:parent-style-name="Standard" style:family="paragraph">
      <style:paragraph-properties fo:margin-left="0.5in">
        <style:tab-stops/>
      </style:paragraph-properties>
    </style:style>
    <style:style style:name="P53" style:parent-style-name="Standard" style:family="paragraph">
      <style:paragraph-properties fo:margin-left="0.5in">
        <style:tab-stops/>
      </style:paragraph-properties>
    </style:style>
    <style:style style:name="P54" style:parent-style-name="Standard" style:family="paragraph">
      <style:paragraph-properties fo:margin-left="0.5in">
        <style:tab-stops/>
      </style:paragraph-properties>
    </style:style>
    <style:style style:name="P55" style:parent-style-name="Standard" style:family="paragraph">
      <style:paragraph-properties fo:margin-left="0.5in">
        <style:tab-stops/>
      </style:paragraph-properties>
    </style:style>
    <style:style style:name="P56" style:parent-style-name="Standard" style:family="paragraph">
      <style:paragraph-properties fo:margin-left="0.5in">
        <style:tab-stops/>
      </style:paragraph-propertie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family="paragraph">
      <style:paragraph-properties fo:margin-left="0.5in">
        <style:tab-stops/>
      </style:paragraph-properties>
    </style:style>
    <style:style style:name="P62" style:parent-style-name="Standard" style:family="paragraph">
      <style:paragraph-properties fo:margin-left="0.5in">
        <style:tab-stops/>
      </style:paragraph-properties>
    </style:style>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1.5in">
        <style:tab-stops/>
      </style:paragraph-properties>
    </style:style>
    <style:style style:name="P67" style:parent-style-name="Standard" style:list-style-name="WWNum4" style:family="paragraph"/>
    <style:style style:name="P68" style:parent-style-name="Standard" style:list-style-name="WWNum4" style:family="paragraph"/>
    <style:style style:name="P69" style:parent-style-name="Standard" style:family="paragraph">
      <style:paragraph-properties fo:margin-left="0.5in">
        <style:tab-stops/>
      </style:paragraph-properties>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1.5in">
        <style:tab-stops/>
      </style:paragraph-properties>
    </style:style>
    <style:style style:name="P72" style:parent-style-name="Standard" style:family="paragraph">
      <style:paragraph-properties fo:margin-left="0.5in" fo:text-indent="0.5in">
        <style:tab-stops/>
      </style:paragraph-properties>
    </style:style>
    <style:style style:name="P73" style:parent-style-name="Standard" style:family="paragraph">
      <style:paragraph-properties fo:margin-left="0.5in" fo:text-indent="0.5in">
        <style:tab-stops/>
      </style:paragraph-properties>
    </style:style>
    <style:style style:name="P74" style:parent-style-name="Standard" style:family="paragraph">
      <style:paragraph-properties fo:margin-left="0.5in" fo:text-indent="0.5in">
        <style:tab-stops/>
      </style:paragraph-properties>
    </style:style>
    <style:style style:name="P75" style:parent-style-name="Standard" style:family="paragraph">
      <style:paragraph-properties fo:margin-left="0.5in" fo:text-indent="0.5in">
        <style:tab-stops/>
      </style:paragraph-properties>
    </style:style>
    <style:style style:name="P76" style:parent-style-name="Standard" style:family="paragraph">
      <style:paragraph-properties fo:margin-left="0.5in" fo:text-indent="0.5in">
        <style:tab-stops/>
      </style:paragraph-properties>
    </style:style>
    <style:style style:name="P77" style:parent-style-name="Standard" style:family="paragraph">
      <style:paragraph-properties fo:margin-left="0.5in" fo:text-indent="0.5in">
        <style:tab-stops/>
      </style:paragraph-properties>
    </style:style>
    <style:style style:name="P78" style:parent-style-name="Standard" style:family="paragraph">
      <style:paragraph-properties fo:margin-left="1in">
        <style:tab-stops/>
      </style:paragraph-properties>
    </style:style>
  </office:automatic-styles>
  <office:body>
    <office:text text:use-soft-page-breaks="true">
      <text:p text:style-name="P1">The complete linux to power user guide</text:p>
      <text:p text:style-name="Standard">Time-stamps</text:p>
      <text:p text:style-name="Standard"><text:s/>Time-stamps</text:p>
      <text:p text:style-name="Standard"><text:s/><text:a xlink:href="https://www.youtube.com/watch?v=wBp0Rb-ZJak&amp;t=61s" office:target-frame-name="_top" xlink:show="replace"><text:span text:style-name="Internetlink">01:01</text:span></text:a><text:s/>Introduction to Linux</text:p>
      <text:p text:style-name="Standard"><text:a xlink:href="https://www.youtube.com/watch?v=wBp0Rb-ZJak&amp;t=524s" office:target-frame-name="_top" xlink:show="replace"><text:span text:style-name="Internetlink">08:44</text:span></text:a><text:s/>Linux distributions explained</text:p>
      <text:p text:style-name="Standard"><text:a xlink:href="https://www.youtube.com/watch?v=wBp0Rb-ZJak&amp;t=956s" office:target-frame-name="_top" xlink:show="replace"><text:span text:style-name="Internetlink">15:56</text:span></text:a><text:s/>Installing VirtualBox and setting up our virtual machine</text:p>
      <text:p text:style-name="Standard"><text:a xlink:href="https://www.youtube.com/watch?v=wBp0Rb-ZJak&amp;t=1427s" office:target-frame-name="_top" xlink:show="replace"><text:span text:style-name="Internetlink">23:47</text:span></text:a><text:s/>Ubuntu Linux installation on a virtual machine</text:p>
      <text:p text:style-name="Standard"><text:a xlink:href="https://www.youtube.com/watch?v=wBp0Rb-ZJak&amp;t=2186s" office:target-frame-name="_top" xlink:show="replace"><text:span text:style-name="Internetlink">36:26</text:span></text:a><text:s/>Disabling the ISO and first boot up</text:p>
      <text:p text:style-name="Standard"><text:s/><text:a xlink:href="https://www.youtube.com/watch?v=wBp0Rb-ZJak&amp;t=2320s" office:target-frame-name="_top" xlink:show="replace"><text:span text:style-name="Internetlink">38:40</text:span></text:a><text:s/>VirtualBox guest additions for a better user experience</text:p>
      <text:p text:style-name="Standard"><text:a xlink:href="https://www.youtube.com/watch?v=wBp0Rb-ZJak&amp;t=2774s" office:target-frame-name="_top" xlink:show="replace"><text:span text:style-name="Internetlink">46:14</text:span></text:a><text:s/>Customizing our Ubuntu desktop</text:p>
      <text:p text:style-name="Standard"><text:a xlink:href="https://www.youtube.com/watch?v=wBp0Rb-ZJak&amp;t=3281s" office:target-frame-name="_top" xlink:show="replace"><text:span text:style-name="Internetlink">54:41</text:span></text:a><text:s/>Unity Tweak Tool for Ubuntu</text:p>
      <text:p text:style-name="Standard"><text:a xlink:href="https://www.youtube.com/watch?v=wBp0Rb-ZJak&amp;t=4008s" office:target-frame-name="_top" xlink:show="replace"><text:span text:style-name="Internetlink">1:06:48</text:span></text:a><text:s/>Installing Ubuntu alongside Windows (dual boot)</text:p>
      <text:p text:style-name="Standard"><text:a xlink:href="https://www.youtube.com/watch?v=wBp0Rb-ZJak&amp;t=4989s" office:target-frame-name="_top" xlink:show="replace"><text:span text:style-name="Internetlink">1:23:09</text:span></text:a><text:s/>Linux command line essentials</text:p>
      <text:p text:style-name="Standard"><text:a xlink:href="https://www.youtube.com/watch?v=wBp0Rb-ZJak&amp;t=5777s" office:target-frame-name="_top" xlink:show="replace"><text:span text:style-name="Internetlink">1:36:17</text:span></text:a><text:s/>Administrative privileges in terminal</text:p>
      <text:p text:style-name="Standard"><text:s/><text:a xlink:href="https://www.youtube.com/watch?v=wBp0Rb-ZJak&amp;t=6134s" office:target-frame-name="_top" xlink:show="replace"><text:span text:style-name="Internetlink">1:42:14</text:span></text:a><text:s/>Using the package manager (apt-get) to install new applications</text:p>
      <text:p text:style-name="Standard"><text:a xlink:href="https://www.youtube.com/watch?v=wBp0Rb-ZJak&amp;t=6377s" office:target-frame-name="_top" xlink:show="replace"><text:span text:style-name="Internetlink">1:46:17</text:span></text:a><text:s/>Searching through the repositories to find new apps</text:p>
      <text:p text:style-name="Standard"><text:a xlink:href="https://www.youtube.com/watch?v=wBp0Rb-ZJak&amp;t=6503s" office:target-frame-name="_top" xlink:show="replace"><text:span text:style-name="Internetlink">1:48:23</text:span></text:a><text:s/>Installing packages that are not in the repository</text:p>
      <text:p text:style-name="Standard"><text:a xlink:href="https://www.youtube.com/watch?v=wBp0Rb-ZJak&amp;t=6789s" office:target-frame-name="_top" xlink:show="replace"><text:span text:style-name="Internetlink">1:53:09</text:span></text:a><text:s/>Keeping programs updated in Linux</text:p>
      <text:p text:style-name="Standard"><text:a xlink:href="https://www.youtube.com/watch?v=wBp0Rb-ZJak&amp;t=7068s" office:target-frame-name="_top" xlink:show="replace"><text:span text:style-name="Internetlink">1:57:48</text:span></text:a><text:s/>File permissions and ownership explained</text:p>
      <text:p text:style-name="Standard"><text:s/><text:a xlink:href="https://www.youtube.com/watch?v=wBp0Rb-ZJak&amp;t=7826s" office:target-frame-name="_top" xlink:show="replace"><text:span text:style-name="Internetlink">2:10:26</text:span></text:a><text:s/>How to create files using the command line interface (CLI)</text:p>
      <text:p text:style-name="Standard"><text:s/><text:a xlink:href="https://www.youtube.com/watch?v=wBp0Rb-ZJak&amp;t=8124s" office:target-frame-name="_top" xlink:show="replace"><text:span text:style-name="Internetlink">2:15:24</text:span></text:a><text:s/>Creating new directories and moving files</text:p>
      <text:p text:style-name="Standard"><text:a xlink:href="https://www.youtube.com/watch?v=wBp0Rb-ZJak&amp;t=8399s" office:target-frame-name="_top" xlink:show="replace"><text:span text:style-name="Internetlink">2:19:59</text:span></text:a><text:s/>Copying, renaming, and removing files</text:p>
      <text:p text:style-name="Standard"><text:a xlink:href="https://www.youtube.com/watch?v=wBp0Rb-ZJak&amp;t=8683s" office:target-frame-name="_top" xlink:show="replace"><text:span text:style-name="Internetlink">2:24:43</text:span></text:a><text:s/>The FIND command and it’s practical uses</text:p>
      <text:p text:style-name="Standard"><text:a xlink:href="https://www.youtube.com/watch?v=wBp0Rb-ZJak&amp;t=9370s" office:target-frame-name="_top" xlink:show="replace"><text:span text:style-name="Internetlink">2:36:10</text:span></text:a><text:s/>GREP command explained</text:p>
      <text:p text:style-name="Standard"><text:a xlink:href="https://www.youtube.com/watch?v=wBp0Rb-ZJak&amp;t=9550s" office:target-frame-name="_top" xlink:show="replace"><text:span text:style-name="Internetlink">2:39:10</text:span></text:a><text:s/>Using GREP in conjunction with FIND</text:p>
      <text:p text:style-name="Standard"><text:s/><text:a xlink:href="https://www.youtube.com/watch?v=wBp0Rb-ZJak&amp;t=9746s" office:target-frame-name="_top" xlink:show="replace"><text:span text:style-name="Internetlink">2:42:26</text:span></text:a><text:s/>Redirecting the output of a command</text:p>
      <text:p text:style-name="Standard"><text:s/><text:a xlink:href="https://www.youtube.com/watch?v=wBp0Rb-ZJak&amp;t=9942s" office:target-frame-name="_top" xlink:show="replace"><text:span text:style-name="Internetlink">2:45:42</text:span></text:a><text:s/>The TOP command and its uses</text:p>
      <text:p text:style-name="Standard"><text:s/><text:a xlink:href="https://www.youtube.com/watch?v=wBp0Rb-ZJak&amp;t=10021s" office:target-frame-name="_top" xlink:show="replace"><text:span text:style-name="Internetlink">2:47:01</text:span></text:a><text:s/>How to view the entire list of processes and closing applications</text:p>
      <text:p text:style-name="Standard"><text:a xlink:href="https://www.youtube.com/watch?v=wBp0Rb-ZJak&amp;t=10356s" office:target-frame-name="_top" xlink:show="replace"><text:span text:style-name="Internetlink">2:52:36</text:span></text:a><text:s/>Services explained</text:p>
      <text:p text:style-name="Standard"><text:a xlink:href="https://www.youtube.com/watch?v=wBp0Rb-ZJak&amp;t=10484s" office:target-frame-name="_top" xlink:show="replace"><text:span text:style-name="Internetlink">2:54:44</text:span></text:a><text:s/>Configuring services using the command line</text:p>
      <text:p text:style-name="Standard"><text:a xlink:href="https://www.youtube.com/watch?v=wBp0Rb-ZJak&amp;t=10760s" office:target-frame-name="_top" xlink:show="replace"><text:span text:style-name="Internetlink">2:59:20</text:span></text:a><text:s/>Using CRONTABS to schedule tasks</text:p>
      <text:p text:style-name="Standard"><text:s/><text:a xlink:href="https://www.youtube.com/watch?v=wBp0Rb-ZJak&amp;t=11096s" office:target-frame-name="_top" xlink:show="replace"><text:span text:style-name="Internetlink">3:04:56</text:span></text:a><text:s/>Choosing an integrated development environment (IDE)</text:p>
      <text:p text:style-name="Standard"><text:a xlink:href="https://www.youtube.com/watch?v=wBp0Rb-ZJak&amp;t=11309s" office:target-frame-name="_top" xlink:show="replace"><text:span text:style-name="Internetlink">3:08:29</text:span></text:a><text:s/>Eclipse installation and setup</text:p>
      <text:p text:style-name="Standard"><text:a xlink:href="https://www.youtube.com/watch?v=wBp0Rb-ZJak&amp;t=11546s" office:target-frame-name="_top" xlink:show="replace"><text:span text:style-name="Internetlink">3:12:26</text:span></text:a><text:s/>PyCharm installation and setup</text:p>
      <text:p text:style-name="Standard"><text:a xlink:href="https://www.youtube.com/watch?v=wBp0Rb-ZJak&amp;t=11931s" office:target-frame-name="_top" xlink:show="replace"><text:span text:style-name="Internetlink">3:18:51</text:span></text:a><text:s/>Introduction to GitHub, installation, and repository setup</text:p>
      <text:p text:style-name="Standard"><text:s/><text:a xlink:href="https://www.youtube.com/watch?v=wBp0Rb-ZJak&amp;t=12186s" office:target-frame-name="_top" xlink:show="replace"><text:span text:style-name="Internetlink">3:23:06</text:span></text:a><text:s/>How to push/pull information from a repository</text:p>
      <text:p text:style-name="Standard"><text:s/><text:a xlink:href="https://www.youtube.com/watch?v=wBp0Rb-ZJak&amp;t=12553s" office:target-frame-name="_top" xlink:show="replace"><text:span text:style-name="Internetlink">3:29:13</text:span></text:a><text:s/>How to remove/ignore directories in our repository</text:p>
      <text:p text:style-name="Standard"><text:a xlink:href="https://www.youtube.com/watch?v=wBp0Rb-ZJak&amp;t=12865s" office:target-frame-name="_top" xlink:show="replace"><text:span text:style-name="Internetlink">3:34:25</text:span></text:a><text:s/>Resolving merge conflicts through terminal</text:p>
      <text:p text:style-name="Standard"><text:a xlink:href="https://www.youtube.com/watch?v=wBp0Rb-ZJak&amp;t=13302s" office:target-frame-name="_top" xlink:show="replace"><text:span text:style-name="Internetlink">3:41:42</text:span></text:a><text:s/>How to setup and manage branches</text:p>
      <text:p text:style-name="Standard"><text:a xlink:href="https://www.youtube.com/watch?v=wBp0Rb-ZJak&amp;t=13777s" office:target-frame-name="_top" xlink:show="replace"><text:span text:style-name="Internetlink">3:49:37</text:span></text:a><text:s/>Meteor installation &amp; setup</text:p>
      <text:p text:style-name="Standard"><text:s/><text:a xlink:href="https://www.youtube.com/watch?v=wBp0Rb-ZJak&amp;t=14132s" office:target-frame-name="_top" xlink:show="replace"><text:span text:style-name="Internetlink">3:55:32</text:span></text:a><text:s/>Meteor project setup</text:p>
      <text:p text:style-name="Standard"><text:s/><text:a xlink:href="https://www.youtube.com/watch?v=wBp0Rb-ZJak&amp;t=14466s" office:target-frame-name="_top" xlink:show="replace"><text:span text:style-name="Internetlink">4:01:06</text:span></text:a><text:s/>Router setup with React components</text:p>
      <text:p text:style-name="Standard"><text:s/><text:a xlink:href="https://www.youtube.com/watch?v=wBp0Rb-ZJak&amp;t=15211s" office:target-frame-name="_top" xlink:show="replace"><text:span text:style-name="Internetlink">4:13:31</text:span></text:a><text:s/>Getting into the programming</text:p>
      <text:p text:style-name="Standard"><text:a xlink:href="https://www.youtube.com/watch?v=wBp0Rb-ZJak&amp;t=16006s" office:target-frame-name="_top" xlink:show="replace"><text:span text:style-name="Internetlink">4:26:46</text:span></text:a><text:s/>Rendering our blog posts</text:p>
      <text:p text:style-name="Standard"><text:a xlink:href="https://www.youtube.com/watch?v=wBp0Rb-ZJak&amp;t=16926s" office:target-frame-name="_top" xlink:show="replace"><text:span text:style-name="Internetlink">4:42:06</text:span></text:a><text:s/>Apache 2, PHP 5, and MySQL setup</text:p>
      <text:p text:style-name="Standard"><text:s/><text:a xlink:href="https://www.youtube.com/watch?v=wBp0Rb-ZJak&amp;t=17136s" office:target-frame-name="_top" xlink:show="replace"><text:span text:style-name="Internetlink">4:45:36</text:span></text:a><text:s/>Server configuration</text:p>
      <text:p text:style-name="Standard"><text:s/><text:a xlink:href="https://www.youtube.com/watch?v=wBp0Rb-ZJak&amp;t=17474s" office:target-frame-name="_top" xlink:show="replace"><text:span text:style-name="Internetlink">4:51:14</text:span></text:a><text:s/>Linux hosts file explained</text:p>
      <text:p text:style-name="Standard"><text:a xlink:href="https://www.youtube.com/watch?v=wBp0Rb-ZJak&amp;t=17680s" office:target-frame-name="_top" xlink:show="replace"><text:span text:style-name="Internetlink">4:54:40</text:span></text:a><text:s/>Deploying our Meteor app to an Apache 2 server</text:p>
      <text:p text:style-name="Standard"><text:s/><text:a xlink:href="https://www.youtube.com/watch?v=wBp0Rb-ZJak&amp;t=18003s" office:target-frame-name="_top" xlink:show="replace"><text:span text:style-name="Internetlink">5:00:03</text:span></text:a><text:s/>MongoDB NoSQL database</text:p>
      <text:p text:style-name="Standard"><text:s/><text:a xlink:href="https://www.youtube.com/watch?v=wBp0Rb-ZJak&amp;t=18321s" office:target-frame-name="_top" xlink:show="replace"><text:span text:style-name="Internetlink">5:05:21</text:span></text:a><text:s/>Virtual host setup</text:p>
      <text:p text:style-name="Standard"><text:s/><text:a xlink:href="https://www.youtube.com/watch?v=wBp0Rb-ZJak&amp;t=19006s" office:target-frame-name="_top" xlink:show="replace"><text:span text:style-name="Internetlink">5:16:46</text:span></text:a><text:s/>phpMyAdmin setup</text:p>
      <text:p text:style-name="Standard"><text:s/><text:a xlink:href="https://www.youtube.com/watch?v=wBp0Rb-ZJak&amp;t=19490s" office:target-frame-name="_top" xlink:show="replace"><text:span text:style-name="Internetlink">5:24:50</text:span></text:a><text:s/>Creating a basic virtual host</text:p>
      <text:p text:style-name="Standard"><text:a xlink:href="https://www.youtube.com/watch?v=wBp0Rb-ZJak&amp;t=19980s" office:target-frame-name="_top" xlink:show="replace"><text:span text:style-name="Internetlink">5:33:00</text:span></text:a><text:s/>Wordpress installation on top of our Apache 2 environment</text:p>
      <text:p text:style-name="Standard"><text:a xlink:href="https://www.youtube.com/watch?v=wBp0Rb-ZJak&amp;t=20425s" office:target-frame-name="_top" xlink:show="replace"><text:span text:style-name="Internetlink">5:40:25</text:span></text:a><text:s/>Database setup</text:p>
      <text:p text:style-name="Standard"><text:a xlink:href="https://www.youtube.com/watch?v=wBp0Rb-ZJak&amp;t=20808s" office:target-frame-name="_top" xlink:show="replace"><text:span text:style-name="Internetlink">5:46:48</text:span></text:a><text:s/>Python installation and CLI</text:p>
      <text:p text:style-name="Standard"><text:s/><text:a xlink:href="https://www.youtube.com/watch?v=wBp0Rb-ZJak&amp;t=21455s" office:target-frame-name="_top" xlink:show="replace"><text:span text:style-name="Internetlink">5:57:35</text:span></text:a><text:s/>Adding/removing users through GUI</text:p>
      <text:p text:style-name="Standard"><text:a xlink:href="https://www.youtube.com/watch?v=wBp0Rb-ZJak&amp;t=21669s" office:target-frame-name="_top" xlink:show="replace"><text:span text:style-name="Internetlink">6:01:09</text:span></text:a><text:s/>Adding/removing users through CLI</text:p>
      <text:p text:style-name="Standard"><text:a xlink:href="https://www.youtube.com/watch?v=wBp0Rb-ZJak&amp;t=22015s" office:target-frame-name="_top" xlink:show="replace"><text:span text:style-name="Internetlink">6:06:55</text:span></text:a><text:s/>Adding users to a group</text:p>
      <text:soft-page-break/>
      <text:p text:style-name="Standard"><text:s/><text:a xlink:href="https://www.youtube.com/watch?v=wBp0Rb-ZJak&amp;t=22251s" office:target-frame-name="_top" xlink:show="replace"><text:span text:style-name="Internetlink">6:10:51</text:span></text:a><text:s/>Introduction to networking</text:p>
      <text:p text:style-name="Standard"><text:s/><text:a xlink:href="https://www.youtube.com/watch?v=wBp0Rb-ZJak&amp;t=22661s" office:target-frame-name="_top" xlink:show="replace"><text:span text:style-name="Internetlink">6:17:41</text:span></text:a><text:s/>Local area network (LAN) explained</text:p>
      <text:p text:style-name="Standard"><text:s/><text:a xlink:href="https://www.youtube.com/watch?v=wBp0Rb-ZJak&amp;t=23108s" office:target-frame-name="_top" xlink:show="replace"><text:span text:style-name="Internetlink">6:25:08</text:span></text:a><text:s/>Networking commands</text:p>
      <text:p text:style-name="Standard"><text:a xlink:href="https://www.youtube.com/watch?v=wBp0Rb-ZJak&amp;t=23740s" office:target-frame-name="_top" xlink:show="replace"><text:span text:style-name="Internetlink">6:35:40</text:span></text:a><text:s/>NETSTAT command</text:p>
      <text:p text:style-name="Standard"><text:a xlink:href="https://www.youtube.com/watch?v=wBp0Rb-ZJak&amp;t=24039s" office:target-frame-name="_top" xlink:show="replace"><text:span text:style-name="Internetlink">6:40:39</text:span></text:a><text:s/>Linux host file</text:p>
      <text:p text:style-name="Standard"><text:a xlink:href="https://www.youtube.com/watch?v=wBp0Rb-ZJak&amp;t=24599s" office:target-frame-name="_top" xlink:show="replace"><text:span text:style-name="Internetlink">6:49:59</text:span></text:a><text:s/>TRACEROUTE commands</text:p>
      <text:p text:style-name="Standard"><text:a xlink:href="https://www.youtube.com/watch?v=wBp0Rb-ZJak&amp;t=24837s" office:target-frame-name="_top" xlink:show="replace"><text:span text:style-name="Internetlink">6:53:57</text:span></text:a><text:s/>Network mapping explained</text:p>
      <text:p text:style-name="Standard"><text:a xlink:href="https://www.youtube.com/watch?v=wBp0Rb-ZJak&amp;t=25709s" office:target-frame-name="_top" xlink:show="replace"><text:span text:style-name="Internetlink">7:08:29</text:span></text:a><text:s/>Using SSH to access the command line of a remote host</text:p>
      <text:p text:style-name="Standard"><text:a xlink:href="https://www.youtube.com/watch?v=wBp0Rb-ZJak&amp;t=25866s" office:target-frame-name="_top" xlink:show="replace"><text:span text:style-name="Internetlink">7:11:06</text:span></text:a><text:s/>Using SFTP to transfer files between machines</text:p>
      <text:p text:style-name="Standard"><text:a xlink:href="https://www.youtube.com/watch?v=wBp0Rb-ZJak&amp;t=26083s" office:target-frame-name="_top" xlink:show="replace"><text:span text:style-name="Internetlink">7:14:43</text:span></text:a><text:s/>Setting up SSH on our local machine</text:p>
      <text:p text:style-name="Standard"><text:a xlink:href="https://www.youtube.com/watch?v=wBp0Rb-ZJak&amp;t=26410s" office:target-frame-name="_top" xlink:show="replace"><text:span text:style-name="Internetlink">7:20:10</text:span></text:a><text:s/>MAN command explained</text:p>
      <text:p text:style-name="Standard"/>
      <text:p text:style-name="Standard">Chapter 1</text:p>
      <text:p text:style-name="Standard">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text:tab/>This creates a problem for beginners on what linux distribution you should use. <text:s/>Ubuntu is a distro created by canonical that uses the desktop environment called “unity”. <text:s/>It has become so famous that phones now run Ubuntu. <text:s/></text:p>
      <text:p text:style-name="Standard"><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text:style-name="WWNum1">
        <text:list-item text:start-value="1">
          <text:p text:style-name="P2"><text:s/>To download Ubuntu go to Ubuntu.com.</text:p>
        </text:list-item>
        <text:list-item>
          <text:p text:style-name="P3">Click on Deskop</text:p>
        </text:list-item>
        <text:list-item>
          <text:p text:style-name="P4">Click Download Ubuntu.</text:p>
        </text:list-item>
        <text:list-item>
          <text:p text:style-name="P5">We will then be prompted to choose to download the latest LTS release or the latest inbetween version. <text:s text:c="3"/></text:p>
        </text:list-item>
      </text:list>
      <text:p text:style-name="P6">! – Inbetween only has bug fixes and support for 9 months. While LTS has bug fixes and support for 2 years.</text:p>
      <text:list text:style-name="WWNum1" text:continue-numbering="true">
        <text:list-item>
          <text:p text:style-name="P7"><text:s/>Download it and setup as virtual box. <text:s/></text:p>
        </text:list-item>
      </text:list>
      <text:p text:style-name="Standard">Chapter 2</text:p>
      <text:p text:style-name="Standard">Linux distributions explained</text:p>
      <text:p text:style-name="Standard"/>
      <text:p text:style-name="Standard">Previous video mentioned how Debian was one of the first linux distributions along with Slackware, Redhat and OpenSUSE which are other types. <text:s/>The types are based upon the package managers.</text:p>
      <text:p text:style-name="Standard">Linux distro’s and there types are based off the different package managers. <text:s/>However, there are a few types that aren’t based upon these package managers. <text:s/>For example Gentu and Arch linux. <text:s text:c="5"/></text:p>
      <text:p text:style-name="Standard">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Ubuntu has a lot of distros but only some are officially recognized. <text:s/>For example, one that is officially recognized is Kubuntu, this is essentially Ubuntu but with the KDE desktop environment instead of the Unity desktop environment. <text:s/></text:p>
      <text:p text:style-name="Standard">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Linux mint is not an officially recognized distro of Ubuntu. <text:s/>However, the desktop environment called cinnamon is great desktop environment.</text:p>
      <text:p text:style-name="Standard">Another one on the same line as this is called Elementary. <text:s text:c="2"/>Elementary looks a lot like Mac OS.</text:p>
      <text:p text:style-name="Standard">Ubuntu Distributions the installs are all pretty much the same. <text:s/></text:p>
      <text:p text:style-name="Standard"/>
      <text:p text:style-name="Standard">Chapter 3</text:p>
      <text:p text:style-name="Standard">Installing VirtualBox and setting up our virtual machine</text:p>
      <text:p text:style-name="Standard">Formatting of drive. <text:s/></text:p>
      <text:p text:style-name="Standard">Primary = bootable</text:p>
      <text:p text:style-name="Standard">Logical = NOT bootable</text:p>
      <text:soft-page-break/>
      <text:list text:style-name="WWNum2">
        <text:list-item text:start-value="1">
          <text:p text:style-name="P8"><text:s/>It should be in /dev/ for devices. <text:s/></text:p>
        </text:list-item>
        <text:list-item>
          <text:p text:style-name="P9">Then sda for the partition. <text:s/>It should be /dev/sda</text:p>
        </text:list-item>
        <text:list-item>
          <text:p text:style-name="P10">You should also create swap area. <text:s text:c="2"/>Swap space is extra ram for virtual memory. <text:s/>5 GB should be ok. <text:s/>This will now show up as /dev/sda1. <text:s/>On Actual installs this should be from 8GB to 16GB.</text:p>
        </text:list-item>
        <text:list-item>
          <text:p text:style-name="P11">As an additional step we want to set the root file system this should be a “EXT 4 journaling file system” <text:s/>4 is the newest rendition. <text:s/>The root should just be (/) (logically, beginning of the partition.)</text:p>
        </text:list-item>
      </text:list>
      <text:p text:style-name="ListParagraph">! – Keep in mind if we wanted to we could set a separate partition for home directories and change the / to /home.</text:p>
      <text:list text:style-name="WWNum2" text:continue-numbering="true">
        <text:list-item>
          <text:p text:style-name="P12"><text:s/>We have the selection to choose where we will install the bootloader. <text:s/>By default this will be on the first partition or /dev/sda</text:p>
        </text:list-item>
      </text:list>
      <text:p text:style-name="ListParagraph"/>
      <text:p text:style-name="ListParagraph"><text:span text:style-name="T13">Setup Tools and Package managers</text:span></text:p>
      <text:p text:style-name="ListParagraph">RHEL(centOS, Fedora) IS, RPM based YUM package manager.</text:p>
      <text:p text:style-name="ListParagraph">Debian(Ubuntu, Mint) IS, DPKG-based APT package manager (using apt-get, apt-cache, etc.</text:p>
      <text:p text:style-name="ListParagraph">SUSE IS, RPM based Zypper package manager. It also has, YAST Or, Yet Another Setup Tool which is for systems administration purposes.</text:p>
      <text:p text:style-name="ListParagraph"/>
      <text:p text:style-name="ListParagraph">RHEL, the basic version of CentOS is also virtually identical to RHEL, the most popular Linux distribution in enterprise environments. <text:s/>CentOS is most popular in Enterprise Environments.</text:p>
      <text:p text:style-name="ListParagraph"/>
      <text:p text:style-name="ListParagraph">The SUSE family is similar to the RHEL or Red Hat Enterprise Linux. <text:s/>The two families are very similar.</text:p>
      <text:p text:style-name="ListParagraph"/>
      <text:p text:style-name="List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Paragraph"/>
      <text:p text:style-name="ListParagraph"><text:span text:style-name="T14">Linux Distribution Differences to Consider When choosing.</text:span></text:p>
      <text:p text:style-name="ListParagraph">There is a lot of version flexibility. <text:s/>They are very distribution-flexible. <text:s/>While choosing between available Linux systems, you will notice that the technical differences are mainly about package<text:s/><text:soft-page-break/>management systems, software versions, and file locations. Once you get a grasp of those differences, it becomes relatively painless to switch from one Linux distribution to another.</text:p>
      <text:p text:style-name="ListParagraph"/>
      <text:p text:style-name="ListParagraph">Kernel = Considered brain of the operation. <text:s/>Glue between Hardware and Applications. <text:s/>For example, Linux Kernel.</text:p>
      <text:p text:style-name="ListParagraph"><text:tab/>Application<text:s/><text:span text:style-name="T15"></text:span><text:span text:style-name="T16"></text:span><text:s/>Kernel<text:s/><text:span text:style-name="T17"></text:span><text:span text:style-name="T18"></text:span><text:s/>Hardware</text:p>
      <text:p text:style-name="ListParagraph"/>
      <text:p text:style-name="ListParagraph"><text:s/>Distros = a collection of programs combined with a Linux Kernel to make of a Linux operating system. <text:s/>Examples being, RHEL (Red Hat Enterprise Linux), Fedora, Ubuntu, Gentoo</text:p>
      <text:p text:style-name="ListParagraph"/>
      <text:p text:style-name="ListParagraph">Bootloader = A program that boots an operating system. <text:s/>Examples, Grub and Isolinux.</text:p>
      <text:p text:style-name="ListParagraph"><text:tab/>Boot Loader<text:s/><text:span text:style-name="T19"></text:span><text:span text:style-name="T20"></text:span>Linux Kernel<text:s/><text:span text:style-name="T21"></text:span><text:span text:style-name="T22"></text:span>Init</text:p>
      <text:p text:style-name="ListParagraph"/>
      <text:p text:style-name="ListParagraph">Service = A program that runs as a background process. <text:s/>INIT will init background processes like httpd(Web Server), ftpd(FTP Service), named(Name Server), dhcpd(DHCP server). <text:s/>Other examples are, httpd, nfsd, ntpd, ftpd and named.</text:p>
      <text:p text:style-name="ListParagraph"/>
      <text:p text:style-name="ListParagraph">Filesystem = Method for storing and organizing files. <text:s/></text:p>
      <text:p text:style-name="ListParagraph">Hard disk drive<text:s/><text:span text:style-name="T23"></text:span><text:s/>Raw Partition 1<text:s/><text:span text:style-name="T24"></text:span><text:s/>File System1<text:s/><text:span text:style-name="T25"></text:span><text:s/>User data.</text:p>
      <text:p text:style-name="ListParagraph"><text:tab/><text:tab/><text:span text:style-name="T26"></text:span><text:s/>Raw Partition 2<text:s/><text:span text:style-name="T27"></text:span><text:s/>File system2<text:s/><text:span text:style-name="T28"></text:span><text:s/>User data.</text:p>
      <text:p text:style-name="ListParagraph"/>
      <text:p text:style-name="ListParagraph">Hard disk drive has raw partition and then the file system then user data on top of the file system. <text:s/>File System Examples are, ext3, ext4, FAT, XFS, NTFS and Btrfs.</text:p>
      <text:p text:style-name="ListParagraph"/>
      <text:p text:style-name="ListParagraph">X Windows system contains the standard toolkit and protocol to build graphical user interfaces on nearly all linux systems. <text:s/></text:p>
      <text:p text:style-name="ListParagraph"/>
      <text:p text:style-name="ListParagraph">GUI is</text:p>
      <text:list text:style-name="WWNum3">
        <text:list-item text:start-value="1">
          <text:p text:style-name="P29">Desktop (KDS, Gnome, XFCE)</text:p>
        </text:list-item>
        <text:list-item>
          <text:p text:style-name="P30">Windows manager</text:p>
        </text:list-item>
        <text:list-item>
          <text:p text:style-name="P31">X windows system/ X11</text:p>
        </text:list-item>
      </text:list>
      <text:p text:style-name="Standard"/>
      <text:p text:style-name="P32">Console is</text:p>
      <text:list text:style-name="WWNum4">
        <text:list-item text:start-value="1">
          <text:p text:style-name="P33">CLI/Shell</text:p>
        </text:list-item>
        <text:list-item>
          <text:p text:style-name="P34">Kernel</text:p>
        </text:list-item>
        <text:list-item>
          <text:p text:style-name="P35">Hardware</text:p>
        </text:list-item>
      </text:list>
      <text:p text:style-name="Standard">Desktop Environment is a graphical user interface on top of the operating System. <text:s/>GNOME, KDE, Xfce and Fluxbox.</text:p>
      <text:p text:style-name="Standard">Command Line is an interface for typing commands on top of the operating system.</text:p>
      <text:p text:style-name="Standard">Shell is a command line interpreter that interprets the command line input and instructs the operating system to perform any necessary tasks and commands. <text:s/>For example, bash t c s h (tc shell), and z s h (z shell).</text:p>
      <text:p text:style-name="Standard"/>
      <text:p text:style-name="Standard">Chapter 4 – First Bootup</text:p>
      <text:p text:style-name="Standard">! – make sure to remove the ISO from the storage options for the CD Drive</text:p>
      <text:p text:style-name="Standard">LightDM = the login screen manager for ubuntu. <text:s/>Its what you put in your login info before interacting with the desktop.</text:p>
      <text:p text:style-name="Standard">Imotal = the shortcut window that comes up when first booting ubuntu.</text:p>
      <text:p text:style-name="Standard">Superkey = the windows key which is the same as command on mac</text:p>
      <text:p text:style-name="Standard">6bvc4xez</text:p>
      <text:p text:style-name="Standard">Chapter 5 -<text:s/><text:a xlink:href="https://www.youtube.com/watch?v=wBp0Rb-ZJak&amp;t=2320s" office:target-frame-name="_top" xlink:show="replace"><text:span text:style-name="Internetlink">38:40</text:span></text:a><text:s/>VirtualBox guest additions for a better user experience</text:p>
      <text:p text:style-name="Standard">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After Guest Additions are installed you will notice that the resolutions will improve</text:p>
      <text:p text:style-name="Standard">CTRL + ALT + T = will open up terminal.</text:p>
      <text:p text:style-name="Standard">History = will print a list of commands ran into the console.</text:p>
      <text:p text:style-name="Standard"/>
      <text:p text:style-name="Standard">Chapter 6 -<text:s/><text:a xlink:href="https://www.youtube.com/watch?v=wBp0Rb-ZJak&amp;t=2774s" office:target-frame-name="_top" xlink:show="replace"><text:span text:style-name="Internetlink">46:14</text:span></text:a><text:s/>Customizing our Ubuntu desktop</text:p>
      <text:p text:style-name="Standard"/>
      <text:p text:style-name="Standard">CD mount points</text:p>
      <text:p text:style-name="Standard">RHEL based distros use /mnt</text:p>
      <text:soft-page-break/>
      <text:p text:style-name="Standard">Debian based Distro’s use /media</text:p>
      <text:p text:style-name="Standard">The Dash is the start menu for ubuntu. <text:s/>You can invoke the dash by pressing the windows key.</text:p>
      <text:p text:style-name="Standard">You can unpin things from the dash by pressing right button which will open up a list of things to do with that particular item.</text:p>
      <text:p text:style-name="Standard">Theme = GTK is the theming engine that unity uses. <text:s/>Which if you remember Unity is the desktop environment that Ubuntu use’s which is also the desktop environment for many smart phones. <text:s/></text:p>
      <text:p text:style-name="Standard">The GTK controls everything about how everything in the desktop environment looks. <text:s/>For example, things like the Close, minimize and dock buttons as well as the color of the title bar and color of the icons. <text:s/></text:p>
      <text:p text:style-name="Standard">To get other GTK themes you go to<text:s/><text:a xlink:href="http://gnome-look.org" office:target-frame-name="_top" xlink:show="replace"><text:span text:style-name="Internetlink">http://gnome-look.org</text:span></text:a>. <text:s/>However, the 18.04 Ubuntu theme uses 3.x GTK version. <text:s/>And if you install an older version like 2.x then GTK will break.</text:p>
      <text:p text:style-name="Standard"><text:span text:style-name="T36">COMMAND I RAN</text:span></text:p>
      <text:p text:style-name="Standard">Sudo apt-get install git</text:p>
      <text:p text:style-name="Standard">Git config –global user.name “emykazza”</text:p>
      <text:p text:style-name="Standard">Git config -global email.name<text:s/><text:a xlink:href="mailto:ddrury2000@gmail.com" office:target-frame-name="_top" xlink:show="replace"><text:span text:style-name="Internetlink">ddrury2000@gmail.com</text:span></text:a></text:p>
      <text:p text:style-name="Standard">Mkdir directoryname</text:p>
      <text:p text:style-name="Standard">Chmod 700 directoryname</text:p>
      <text:p text:style-name="Standard">Cd directoryname</text:p>
      <text:p text:style-name="Standard">! “Login to git hub using account then close and re-open the terminal window. <text:s/>This will <text:s/>log you into git so you can download repositories.</text:p>
      <text:p text:style-name="Standard">Cd directoryname</text:p>
      <text:p text:style-name="Standard">Git clone URL of repository.git</text:p>
      <text:p text:style-name="Standard"/>
      <text:p text:style-name="Standard">You will also need an icon theme – so look for that to download that</text:p>
      <text:p text:style-name="Standard">Git clone (repo for icons)</text:p>
      <text:p text:style-name="Standard">To unzip = tar xf ios.tar.xz</text:p>
      <text:p text:style-name="Standard"/>
      <text:p text:style-name="Standard">! – before we can start using our themes we first need to install the unity tweak tool</text:p>
      <text:p text:style-name="Standard">Sudo apt-get install unity-tweak-tool</text:p>
      <text:p text:style-name="Standard">! – now we need to access hidden items by pressing CTRL + H on the home directory. <text:s/>Create a new folder called .themes and copy the themes and icons to this directory.</text:p>
      <text:soft-page-break/>
      <text:p text:style-name="Standard">! – to change the wallpaper download wallpaper you want and click set as wallpaper.</text:p>
      <text:p text:style-name="Standard">! – create a new directory called .icons for the icons</text:p>
      <text:p text:style-name="Standard"/>
      <text:p text:style-name="Standard">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ISSUE:</text:p>
      <text:p text:style-name="Standard">Failed to open – com.canonical.notify-osd when I tried to open the Unity Tweak Tool</text:p>
      <text:p text:style-name="Standard">FIX:</text:p>
      <text:p text:style-name="Standard">Sudo apt-get install notify-osd</text:p>
      <text:p text:style-name="Standard">Sudo apt-get install overlay-scrollbar</text:p>
      <text:p text:style-name="Standard"/>
      <text:p text:style-name="Standard">The unity tweak tool is somewhat self explanatory.</text:p>
      <text:p text:style-name="ListParagraph">Launcher changes icon size auto-hide of dash menu, window transparency.</text:p>
      <text:p text:style-name="ListParagraph">Go to Overview<text:s/><text:span text:style-name="T37"></text:span><text:s/>Appearance<text:s/><text:span text:style-name="T38"></text:span><text:s/>Theme.</text:p>
      <text:p text:style-name="Standard"/>
      <text:p text:style-name="Standard"/>
      <text:p text:style-name="Standard">Chapter 7 -<text:s/><text:a xlink:href="https://www.youtube.com/watch?v=wBp0Rb-ZJak&amp;t=4008s" office:target-frame-name="_top" xlink:show="replace"><text:span text:style-name="Internetlink">1:06:48</text:span></text:a><text:s/>Installing Ubuntu alongside Windows (dual boot)</text:p>
      <text:p text:style-name="Standard">Installing cinnamon and others etc.</text:p>
      <text:p text:style-name="Standard"/>
      <text:p text:style-name="Standard">Booting to Linux from FlashDisk</text:p>
      <text:p text:style-name="Standard">Download unetbootin.github.io<text:s/><text:span text:style-name="T39"></text:span><text:s/>format a flash drive to fat32 so you can boot it<text:s/><text:span text:style-name="T40"></text:span><text:s/>point to iso then create. <text:s/>Make sure you disable Fast boot in power options for Non-mac PC’s.<text:s/><text:span text:style-name="T41"></text:span><text:s/>boot to it<text:s/><text:span text:style-name="T42"></text:span><text:s/>in install options configure install updates<text:s/><text:span text:style-name="T43"></text:span><text:s/>Select “Do Something Else” to get to partition options<text:s/><text:span text:style-name="T44"></text:span><text:s/>once in it and you are choosing to install ubuntu you should choose to partition the disk<text:s/><text:span text:style-name="T45"></text:span><text:s/>You should highlight your NTFS partition and hit change which will shrink your main partition.<text:s/><text:span text:style-name="T46"></text:span><text:s/>With shrunk space configure swap space. <text:s/>Configure this for 5GB should be ok but on normal install 8GB to 16GB is normal.<text:s/><text:span text:style-name="T47"></text:span><text:s/>now create a new primary partition for operating system files and mount to root or /. <text:s/><text:span text:style-name="T48"></text:span><text:s/>Find windows boot manager and install over windows boot manager (highlight the “Windows Boot Manager” and hit next. <text:s/>Grub will replace windows boot manager for boot selection and give choice to boot to linux or windows.</text:p>
      <text:p text:style-name="Standard"/>
      <text:p text:style-name="Standard">Chapter 8 -<text:s/><text:a xlink:href="https://www.youtube.com/watch?v=wBp0Rb-ZJak&amp;t=4989s" office:target-frame-name="_top" xlink:show="replace"><text:span text:style-name="Internetlink">1:23:09</text:span></text:a><text:s/>Linux command line essentials</text:p>
      <text:p text:style-name="Standard"/>
      <text:p text:style-name="Standard">CTRL + ALT + T = open terminal.</text:p>
      <text:p text:style-name="Standard">pwd = print working directory (where you currently are)</text:p>
      <text:p text:style-name="Standard">cd = change directory (change to a specified directory)</text:p>
      <text:p text:style-name="P49">“Absolute path” ( cd /sbin ) = this will change to the path directory /sbin no matter where you are.</text:p>
      <text:p text:style-name="ListParagraph">“Relative path” ( cd share ) = will change to share directory if you are in /usr to /usr/share</text:p>
      <text:p text:style-name="ListParagraph"/>
      <text:p text:style-name="ListParagraph">“current path” ( cd ./share ) = ./ specifies the current directory we are in. if in /usr and cd ./lib we will go to /usr/lib</text:p>
      <text:p text:style-name="ListParagraph"/>
      <text:p text:style-name="ListParagraph">“Home” ( cd ~ ) = Will move us to our home directory.</text:p>
      <text:p text:style-name="ListParagraph"><text:tab/></text:p>
      <text:p text:style-name="P50">“Home and a subdirectory path” ( cd ~/Documents ) = Will move us to homepath in Documents directory</text:p>
      <text:p text:style-name="Standard"><text:tab/>Move to parent directory ( cd ../ ) = Will go from /home/dan to /home</text:p>
      <text:p text:style-name="Standard"/>
      <text:p text:style-name="Standard">ls = list contents of your current directory or one you specify</text:p>
      <text:p text:style-name="Standard"><text:tab/>-r = reverse format</text:p>
      <text:p text:style-name="Standard"><text:tab/>-p = file types</text:p>
      <text:p text:style-name="Standard"><text:tab/>-s = sort based on file size</text:p>
      <text:p text:style-name="Standard"><text:tab/>&gt;ls pathname = will list the contents for the path name.</text:p>
      <text:p text:style-name="P51">If pass in arguments do at end &gt;ls ~/Documents -r = reverse order for home pathname + directory you added.</text:p>
      <text:p text:style-name="Standard"><text:tab/>! – You can also just to l for ls command as well.</text:p>
      <text:p text:style-name="Standard"/>
      <text:p text:style-name="Standard">Chapter 9 -<text:s/><text:a xlink:href="https://www.youtube.com/watch?v=wBp0Rb-ZJak&amp;t=5777s" office:target-frame-name="_top" xlink:show="replace"><text:span text:style-name="Internetlink">1:36:17</text:span></text:a><text:s/>Administrative privileges in terminal</text:p>
      <text:p text:style-name="Standard"><text:tab/>Nano = txt file editor</text:p>
      <text:soft-page-break/>
      <text:p text:style-name="Standard"><text:tab/><text:tab/>Nano ./file<text:tab/>= will edit the file called “file” in current directory.</text:p>
      <text:p text:style-name="Standard"><text:tab/><text:tab/><text:tab/>CTRL + o = Will save the file</text:p>
      <text:p text:style-name="Standard"><text:tab/><text:tab/>Sometimes you need to sudo to edit a file &gt;sudo nano ./file</text:p>
      <text:p text:style-name="Standard"><text:tab/>!! = To rerun the last command.</text:p>
      <text:p text:style-name="Standard"><text:tab/><text:tab/>Sudo !! = Will rerun the last command but with admin rights.</text:p>
      <text:p text:style-name="P52">Sudo su = will switch to the admin user to run commands (NOTICE username@ changes to root@)</text:p>
      <text:p text:style-name="Standard"/>
      <text:p text:style-name="Standard">Chapter 10 -<text:s/><text:a xlink:href="https://www.youtube.com/watch?v=wBp0Rb-ZJak&amp;t=6134s" office:target-frame-name="_top" xlink:show="replace"><text:span text:style-name="Internetlink">1:42:14</text:span></text:a><text:s/>Using the package manager (apt-get) to install new applications</text:p>
      <text:p text:style-name="Standard"/>
      <text:p text:style-name="P53">TO INSTALL</text:p>
      <text:p text:style-name="P54">Package Manger for ubuntu is ( apt-get ) the next command is the action to be performed <text:s text:c="12"/>( install ). <text:s/>Full command &gt;apt-get install &lt;packageName&gt; for example bluefish which is text editor.</text:p>
      <text:p text:style-name="P55">TO UNINSTALL</text:p>
      <text:p text:style-name="P56">&gt;sudo apt-get uninstall bluefish</text:p>
      <text:p text:style-name="P57"/>
      <text:p text:style-name="P58">TO INSTALL BUT NOT SURE WHAT WE WANT</text:p>
      <text:p text:style-name="P59">&gt;sudo apt-cache search bluefish</text:p>
      <text:p text:style-name="P60"/>
      <text:p text:style-name="P61"/>
      <text:p text:style-name="P62">SEE IF SOMETHING IS INSTALLED</text:p>
      <text:p text:style-name="P63">&gt;apt-cache policy gimp</text:p>
      <text:p text:style-name="Standard"><text:tab/>DOWNLOAD PROGRAMS NOT IN REPOSITORY</text:p>
      <text:p text:style-name="Standard"><text:tab/>First see if installed &gt;apt-cache policy &lt;Program&gt;. &gt;find program online and download.</text:p>
      <text:p text:style-name="Standard"><text:tab/>!-RPM is package manager for redhat.</text:p>
      <text:p text:style-name="Standard"><text:tab/>. <text:s/>&gt;cd ~/Downloads. <text:s/>&gt;sudo dpkg -i ./packagename.deb. <text:s/>&gt;google-chrome. <text:s/>Which opens it.</text:p>
      <text:p text:style-name="Standard">Chapter 11 -<text:s/><text:a xlink:href="https://www.youtube.com/watch?v=wBp0Rb-ZJak&amp;t=6789s" office:target-frame-name="_top" xlink:show="replace"><text:span text:style-name="Internetlink">1:53:09</text:span></text:a><text:s/>Keeping programs updated in Linux</text:p>
      <text:p text:style-name="Standard"><text:tab/>UPGRADE PROGRAMS</text:p>
      <text:p text:style-name="Standard"><text:tab/>&gt;sudo apt-get upgrade</text:p>
      <text:soft-page-break/>
      <text:p text:style-name="Standard">Chapter 12 -<text:s/><text:a xlink:href="https://www.youtube.com/watch?v=wBp0Rb-ZJak&amp;t=7068s" office:target-frame-name="_top" xlink:show="replace"><text:span text:style-name="Internetlink">1:57:48</text:span></text:a><text:s/>File permissions and ownership explained</text:p>
      <text:p text:style-name="Standard"><text:tab/>CHANGE OWNERSHIP</text:p>
      <text:p text:style-name="P64">&gt;chown user:group (CAREFUL RUNNING THIS COMMAND AS MANY FILES NEED ROOT TO WORK).</text:p>
      <text:p text:style-name="Standard"><text:tab/><text:tab/>Change ownership for all files below a directory in your current selected path.</text:p>
      <text:p text:style-name="Standard"><text:tab/><text:tab/>&gt;chown -R user:group ./mydir</text:p>
      <text:p text:style-name="Standard"><text:tab/><text:tab/>You can then verify you have access</text:p>
      <text:p text:style-name="Standard"><text:tab/><text:tab/>&gt;ls -l ./mydir</text:p>
      <text:p text:style-name="Standard"><text:tab/>CHANGE PERMISSIONS</text:p>
      <text:p text:style-name="Standard"><text:tab/>&gt;chmod 646 file.txt</text:p>
      <text:p text:style-name="Standard"><text:tab/>DELETE A FILE</text:p>
      <text:p text:style-name="Standard"><text:tab/>&gt;rm filename.txt</text:p>
      <text:p text:style-name="Standard"><text:tab/><text:tab/>Or, &gt;rm -f filename.txt</text:p>
      <text:p text:style-name="Standard"><text:tab/><text:tab/><text:tab/>-r = recursive</text:p>
      <text:p text:style-name="Standard"><text:tab/>&gt;rm ./*.cpp<text:tab/>= removes all files with cpp extension on selected directory.</text:p>
      <text:p text:style-name="Standard"><text:tab/>&gt;rm ./*<text:tab/><text:tab/>= removes everything leaving directory itself intact.</text:p>
      <text:p text:style-name="Standard"><text:tab/>&gt;rm mydir/*<text:tab/>= removes everything on a specified directory (mydir) in this case.</text:p>
      <text:p text:style-name="P65">CREATE FILES QUICKLY</text:p>
      <text:p text:style-name="Standard"><text:tab/>&gt;touch filename.txt</text:p>
      <text:p text:style-name="Standard"/>
      <text:p text:style-name="Standard"><text:tab/>MOVE FILES (can also be used for backup).</text:p>
      <text:p text:style-name="Standard"><text:tab/>&gt;mv LocationOfFile WhereNewLocationShouldBe</text:p>
      <text:p text:style-name="Standard"/>
      <text:p text:style-name="Standard"><text:tab/>&gt;mv a.out newdirectory/a.out<text:tab/>= This will move a file name a.out to a new<text:s/><text:tab/><text:tab/><text:tab/><text:tab/><text:tab/><text:tab/>location inside “newdirectory”</text:p>
      <text:p text:style-name="Standard">Chapter 13 -<text:s/><text:a xlink:href="https://www.youtube.com/watch?v=wBp0Rb-ZJak&amp;t=8683s" office:target-frame-name="_top" xlink:show="replace">2:24:43</text:a><text:s/>The FIND command and it’s practical uses</text:p>
      <text:p text:style-name="Standard"/>
      <text:p text:style-name="Standard"><text:tab/>FIND FILES<text:line-break/><text:tab/>&gt;find DirPath parameters FilesToFind<text:tab/>(find . -type f -name “*.php”)</text:p>
      <text:p text:style-name="Standard"><text:tab/><text:tab/><text:tab/>f = file, d = directory<text:tab/><text:tab/><text:tab/>“exact name”</text:p>
      <text:soft-page-break/>
      <text:p text:style-name="Standard"><text:tab/><text:tab/>another example=&gt;find . -type f -iname “*.php”</text:p>
      <text:p text:style-name="Standard"><text:tab/><text:tab/><text:tab/>i= will ignore case sensativity</text:p>
      <text:p text:style-name="Standard"><text:tab/><text:tab/>another example=&gt;find /etc -type <text:s/>f -iname “*.conf”</text:p>
      <text:p text:style-name="Standard"><text:tab/><text:tab/><text:tab/>Finds all config files in etc</text:p>
      <text:p text:style-name="Standard"><text:tab/><text:tab/>Find based on permissions</text:p>
      <text:p text:style-name="Standard"><text:tab/><text:tab/>&gt;find . -type f -perm 0664= Finds all files with permissions of 664</text:p>
      <text:p text:style-name="Standard"><text:tab/><text:tab/>Find based on size</text:p>
      <text:p text:style-name="Standard"><text:tab/><text:tab/>&gt;find . -size 100k</text:p>
      <text:p text:style-name="Standard"><text:tab/><text:tab/>&gt;find . -size +1m</text:p>
      <text:p text:style-name="Standard"><text:tab/><text:tab/>&gt;find . -size -1m <text:s/></text:p>
      <text:p text:style-name="Standard"><text:tab/><text:tab/>Find All files that are not equal that specified</text:p>
      <text:p text:style-name="Standard"><text:tab/><text:tab/>&gt;find . -type f -not -iname “*.php”</text:p>
      <text:p text:style-name="Standard"><text:tab/><text:tab/>What is you do not want it recurssive?</text:p>
      <text:p text:style-name="Standard"><text:tab/><text:tab/>&gt;find . -maxdepth 1 –type f -iname “*.conf”<text:s/><text:tab/>=only goes to current<text:s/><text:tab/><text:tab/><text:tab/><text:tab/><text:tab/><text:tab/><text:s/>directory not any farther down the path</text:p>
      <text:p text:style-name="Standard"/>
      <text:p text:style-name="Standard">Chapter 14 -<text:s/><text:a xlink:href="https://www.youtube.com/watch?v=wBp0Rb-ZJak&amp;t=9370s" office:target-frame-name="_top" xlink:show="replace">2:36:10</text:a><text:s/>GREP command explained</text:p>
      <text:p text:style-name="Standard"/>
      <text:p text:style-name="Standard"><text:tab/>Finding info within commands ran</text:p>
      <text:p text:style-name="Standard"><text:tab/><text:tab/>For example if you have a php file with functions in them and you</text:p>
      <text:p text:style-name="Standard"><text:tab/><text:tab/>wanted to find out what functions the file had you could grep them</text:p>
      <text:p text:style-name="Standard"><text:tab/><text:tab/>&gt;grep “function” file2.php</text:p>
      <text:p text:style-name="Standard"><text:tab/><text:tab/>-i = will ignore case sensitivity.</text:p>
      <text:p text:style-name="Standard"><text:tab/><text:tab/>&gt;grep “function” -i ./*</text:p>
      <text:p text:style-name="Standard"><text:tab/><text:tab/>-n = will give you the line number where the value was found</text:p>
      <text:p text:style-name="Standard"><text:tab/><text:tab/>&gt;grep -n -i “function” ./*</text:p>
      <text:p text:style-name="Standard"><text:tab/>USE FINE IN CONJUNCTION WITH GREP</text:p>
      <text:p text:style-name="Standard"><text:tab/><text:tab/>exec will then execute the next command</text:p>
      <text:p text:style-name="Standard"><text:tab/><text:tab/><text:tab/>(start with exec End with {} +</text:p>
      <text:soft-page-break/>
      <text:p text:style-name="Standard"><text:tab/><text:tab/>&gt;find . -type f -iname “*.php” -exec grep -i -n “function {} +</text:p>
      <text:p text:style-name="Standard"><text:tab/><text:tab/>Another Example</text:p>
      <text:p text:style-name="Standard"><text:tab/><text:tab/>&gt;find . -type f -size -10k -iname “*.php” exec grep -i -n “function” {} +</text:p>
      <text:p text:style-name="Standard"><text:tab/>REDIRECT OUTPUT OF A COMMAND</text:p>
      <text:p text:style-name="Standard"><text:tab/><text:tab/>&gt;ls &gt; outfile.txt<text:tab/>= exports results to file outfile.txt</text:p>
      <text:p text:style-name="Standard"><text:tab/>VIEW THE RESULTS AND EXPORT TO A FILE with “tee”</text:p>
      <text:p text:style-name="Standard"><text:tab/><text:tab/>&gt; find . -type f -size -10k -iname “*.php” -exec grep -i -n “function” {} + | tee of.txt<text:tab/><text:tab/>= Will show results on screen and export to a file<text:s/>(tee)</text:p>
      <text:p text:style-name="Standard"/>
      <text:p text:style-name="Standard">Chapter 15 -<text:s/><text:a xlink:href="https://www.youtube.com/watch?v=wBp0Rb-ZJak&amp;t=9942s" office:target-frame-name="_top" xlink:show="replace">2:45:42</text:a><text:s/>The TOP command and its uses</text:p>
      <text:p text:style-name="Standard"><text:tab/>A process is an application that is running. <text:s/></text:p>
      <text:p text:style-name="Standard"><text:tab/><text:tab/>TOP = displays the top running processes.</text:p>
      <text:p text:style-name="P66">The most important parts: PID, User(who is running process), TIME+(how long been up), <text:s/>COMMAND(command associated with process).</text:p>
      <text:p text:style-name="Standard"><text:tab/><text:tab/>TO VIEW ALL PROCESSES</text:p>
      <text:p text:style-name="Standard"><text:tab/><text:tab/>&gt;ps -aux<text:s/></text:p>
      <text:p text:style-name="Standard"><text:tab/><text:tab/>TO VIEW ALL IN EASIER FORMAT AND FIND WHAT YOU WANT</text:p>
      <text:p text:style-name="Standard"><text:tab/><text:tab/>&gt;ps -aux | grep liri-browser<text:s/><text:tab/>= Will show you the results for the “liri-browser” results</text:p>
      <text:p text:style-name="Standard"><text:tab/><text:tab/>IF YOU OPEN MULTIPLE BROWSERS EACH HAVE OWN PID SO IT GETS MESSY</text:p>
      <text:p text:style-name="Standard"><text:tab/><text:tab/>YOU SHOULD THEN RUN &gt;pgrep “name”</text:p>
      <text:p text:style-name="Standard"><text:tab/>To kill a process</text:p>
      <text:p text:style-name="Standard"><text:tab/><text:tab/>&gt;Kill -9 PID</text:p>
      <text:p text:style-name="Standard"><text:tab/>To Kill all processes by an application</text:p>
      <text:p text:style-name="Standard"><text:tab/><text:tab/>&gt;killall processname (&gt;killall liri-browswer)<text:s/></text:p>
      <text:p text:style-name="Standard"/>
      <text:p text:style-name="Standard">Chapter 16 -<text:s/><text:a xlink:href="https://www.youtube.com/watch?v=wBp0Rb-ZJak&amp;t=10356s" office:target-frame-name="_top" xlink:show="replace"><text:span text:style-name="Hyperlink">2:52:36</text:span></text:a><text:s/>Services explained</text:p>
      <text:list text:style-name="WWNum4" text:continue-numbering="true">
        <text:list-item>
          <text:list>
            <text:list-item>
              <text:list>
                <text:list-item>
                  <text:list>
                    <text:list-item>
                      <text:p text:style-name="P67">Download elasticsearch “elasticsearch”</text:p>
                    </text:list-item>
                    <text:list-item>
                      <text:p text:style-name="P68">This will be used as an example of a service.</text:p>
                    </text:list-item>
                  </text:list>
                </text:list-item>
              </text:list>
            </text:list-item>
          </text:list>
        </text:list-item>
      </text:list>
      <text:p text:style-name="P69"/>
      <text:soft-page-break/>
      <text:p text:style-name="P70">To start a service</text:p>
      <text:p text:style-name="Standard"><text:tab/><text:tab/>&gt;sudo service elasticsearch start<text:s/></text:p>
      <text:p text:style-name="P71">You will not get an output but you can verify its opened by going to a browser. Where is port 9200 of the localhost (localhost:9200). <text:s/>A json code will display that its working correctly.<text:s/></text:p>
      <text:p text:style-name="Standard"><text:tab/>To stop the service</text:p>
      <text:p text:style-name="Standard"><text:tab/><text:tab/>&gt;sudo service elasticsearch stop</text:p>
      <text:p text:style-name="Standard"><text:tab/><text:tab/><text:tab/>Then try to access the localhost:9200 for elasticsearch and you will be unable</text:p>
      <text:p text:style-name="Standard"><text:tab/><text:tab/><text:tab/>To get to it.</text:p>
      <text:p text:style-name="Standard"><text:tab/>&gt;service<text:s/><text:tab/>= a lighter way to stop and start services. <text:s/></text:p>
      <text:p text:style-name="Standard"><text:tab/>Say for example we want to run the service on a different port!</text:p>
      <text:p text:style-name="Standard"><text:tab/><text:tab/>We need to alter the config file for elasticsearch which is a yml file or yaml.</text:p>
      <text:p text:style-name="P72">Use find to locate it</text:p>
      <text:p text:style-name="P73">&gt;find /etc -type f -iname “elasticsearch*”</text:p>
      <text:p text:style-name="P74">&gt;sudo nano /etc/elasticsearch/elasticsearch.yml</text:p>
      <text:p text:style-name="P75">Find the location in the file where the ports are listed. <text:s/>Un-comment the port specification and change to 1150. <text:s/>Then save the file and exit</text:p>
      <text:p text:style-name="P76">We must now restart so elasticsearch uses the new port number.</text:p>
      <text:p text:style-name="P77">&gt;sudo service elasticsearch restart</text:p>
      <text:p text:style-name="P78">You can now check and see if it connects on localhost:1150. <text:s/>It does because with the service restarted it has updated the configuration file.</text:p>
      <text:p text:style-name="Standard">Ubuntu has updated to usage of different tools to start and stop (system control or systemctl)</text:p>
      <text:p text:style-name="Standard"><text:tab/>To start</text:p>
      <text:p text:style-name="Standard"><text:tab/><text:tab/>&gt;sudo systemctl start elasticsearch<text:s/></text:p>
      <text:p text:style-name="Standard"><text:tab/>To stop</text:p>
      <text:p text:style-name="Standard"><text:tab/><text:tab/>&gt;sudo systemctl stop elasticsearch</text:p>
      <text:p text:style-name="Standard"><text:tab/>Systemctl the action is before the program vs service which puts the action after the service.</text:p>
      <text:p text:style-name="Standard"/>
      <text:p text:style-name="Standard">You should use systemcontrol as it’s the newest method.</text:p>
      <text:p text:style-name="Standard"/>
      <text:soft-page-break/>
      <text:p text:style-name="Standard">Chapter 17 -<text:s/><text:a xlink:href="https://www.youtube.com/watch?v=wBp0Rb-ZJak&amp;t=10760s" office:target-frame-name="_top" xlink:show="replace"><text:span text:style-name="Hyperlink">2:59:20</text:span></text:a><text:s/>Using CRONTABS to schedule tasks.</text:p>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text-properties style:font-name="Times New Roman" style:font-name-asian="Times New Roman" style:font-name-complex="Times New Roman" fo:font-size="12pt" style:font-size-asian="12pt" style:font-size-complex="12pt"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 style:display-name="WW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ela</meta:initial-creator>
    <dc:creator>Marcela</dc:creator>
    <meta:creation-date>2019-02-16T02:06:00Z</meta:creation-date>
    <dc:date>2019-02-18T21:13:00Z</dc:date>
    <meta:template xlink:href="Normal" xlink:type="simple"/>
    <meta:editing-cycles>6</meta:editing-cycles>
    <meta:editing-duration>PT3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56" meta:word-count="4218" meta:character-count="28209" meta:row-count="200" meta:non-whitespace-character-count="24047"/>
  </office:meta>
</office:document-meta>
</file>